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0418FF2D250E0FA45AD.png" manifest:media-type="image/png"/>
  <manifest:file-entry manifest:full-path="Pictures/1000000100000346000000AEE6D329642B6BA2BB.png" manifest:media-type="image/png"/>
  <manifest:file-entry manifest:full-path="Pictures/1000000100000325000000A118C57D434B20A81D.png" manifest:media-type="image/png"/>
  <manifest:file-entry manifest:full-path="Pictures/10000001000002C30000008233669C923BF0F839.png" manifest:media-type="image/png"/>
  <manifest:file-entry manifest:full-path="Pictures/10000001000002490000006EB5BB08CDBC4B90A1.png" manifest:media-type="image/png"/>
  <manifest:file-entry manifest:full-path="Pictures/10000001000002BA00000070868178849D5122E1.png" manifest:media-type="image/png"/>
  <manifest:file-entry manifest:full-path="Pictures/1000000100000282000000362818C2FA17E52F06.png" manifest:media-type="image/png"/>
  <manifest:file-entry manifest:full-path="Pictures/10000001000003FA0000014904600F4B825BC236.png" manifest:media-type="image/png"/>
  <manifest:file-entry manifest:full-path="Pictures/100000010000025000000055D6EC8925CDEFF8B3.png" manifest:media-type="image/png"/>
  <manifest:file-entry manifest:full-path="Pictures/100000010000025E00000065F63AF7EAFE29B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7515f" officeooo:paragraph-rsid="0017515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17515f" officeooo:paragraph-rsid="0017515f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515f" officeooo:paragraph-rsid="0017515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a1d5" officeooo:paragraph-rsid="0018a1d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ca95" officeooo:paragraph-rsid="0019ca9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def" officeooo:paragraph-rsid="001a7def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2</text:p>
      <text:p text:style-name="P2"/>
      <text:p text:style-name="P3">1.</text:p>
      <text:p text:style-name="P4"><draw:frame draw:style-name="fr2" draw:name="Image1" text:anchor-type="char" svg:width="16.034cm" svg:height="2.672cm" draw:z-index="0"><draw:image xlink:href="Pictures/100000010000025E00000065F63AF7EAFE29BDF9.png" xlink:type="simple" xlink:show="embed" xlink:actuate="onLoad" draw:mime-type="image/png"/></draw:frame>2.</text:p>
      <text:p text:style-name="P4"><draw:frame draw:style-name="fr2" draw:name="Image2" text:anchor-type="char" svg:width="15.663cm" svg:height="2.249cm" draw:z-index="1"><draw:image xlink:href="Pictures/100000010000025000000055D6EC8925CDEFF8B3.png" xlink:type="simple" xlink:show="embed" xlink:actuate="onLoad" draw:mime-type="image/png"/></draw:frame>3.</text:p>
      <text:p text:style-name="P4"/>
      <text:p text:style-name="P4"><draw:frame draw:style-name="fr2" draw:name="Image3" text:anchor-type="char" svg:width="16.986cm" svg:height="1.429cm" draw:z-index="2"><draw:image xlink:href="Pictures/1000000100000282000000362818C2FA17E52F06.png" xlink:type="simple" xlink:show="embed" xlink:actuate="onLoad" draw:mime-type="image/png"/></draw:frame>4.</text:p>
      <text:p text:style-name="P4"/>
      <text:p text:style-name="P4"><draw:frame draw:style-name="fr1" draw:name="Image4" text:anchor-type="char" svg:width="17cm" svg:height="2.727cm" draw:z-index="3"><draw:image xlink:href="Pictures/10000001000002BA00000070868178849D5122E1.png" xlink:type="simple" xlink:show="embed" xlink:actuate="onLoad" draw:mime-type="image/png"/></draw:frame>5.</text:p>
      <text:p text:style-name="P4"/>
      <text:p text:style-name="P4"><draw:frame draw:style-name="fr1" draw:name="Image5" text:anchor-type="char" svg:width="17cm" svg:height="3.126cm" draw:z-index="4"><draw:image xlink:href="Pictures/10000001000002C30000008233669C923BF0F839.png" xlink:type="simple" xlink:show="embed" xlink:actuate="onLoad" draw:mime-type="image/png"/></draw:frame></text:p>
      <text:p text:style-name="P4">6.</text:p>
      <text:p text:style-name="P5"><draw:frame draw:style-name="fr2" draw:name="Image6" text:anchor-type="char" svg:width="15.478cm" svg:height="2.91cm" draw:z-index="5"><draw:image xlink:href="Pictures/10000001000002490000006EB5BB08CDBC4B90A1.png" xlink:type="simple" xlink:show="embed" xlink:actuate="onLoad" draw:mime-type="image/png"/></draw:frame>7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</text:p>
      <text:p text:style-name="P5"><draw:frame draw:style-name="fr1" draw:name="Image7" text:anchor-type="char" svg:width="17cm" svg:height="7.38cm" draw:z-index="6"><draw:image xlink:href="Pictures/10000001000003FA0000014904600F4B825BC236.png" xlink:type="simple" xlink:show="embed" xlink:actuate="onLoad" draw:mime-type="image/png"/></draw:frame>8.</text:p>
      <text:p text:style-name="P5"/>
      <text:p text:style-name="P6"><draw:frame draw:style-name="fr1" draw:name="Image8" text:anchor-type="char" svg:width="17cm" svg:height="3.399cm" draw:z-index="7"><draw:image xlink:href="Pictures/1000000100000325000000A118C57D434B20A81D.png" xlink:type="simple" xlink:show="embed" xlink:actuate="onLoad" draw:mime-type="image/png"/></draw:frame>9.</text:p>
      <text:p text:style-name="P6"/>
      <text:p text:style-name="P6"/>
      <text:p text:style-name="P6"/>
      <text:p text:style-name="P6"><draw:frame draw:style-name="fr1" draw:name="Image9" text:anchor-type="char" svg:width="17cm" svg:height="3.53cm" draw:z-index="8"><draw:image xlink:href="Pictures/1000000100000346000000AEE6D329642B6BA2BB.png" xlink:type="simple" xlink:show="embed" xlink:actuate="onLoad" draw:mime-type="image/png"/></draw:frame></text:p>
      <text:p text:style-name="P6"/>
      <text:p text:style-name="P6"/>
      <text:p text:style-name="P6">10.</text:p>
      <text:p text:style-name="P6"/>
      <text:p text:style-name="P6"><draw:frame draw:style-name="fr1" draw:name="Image10" text:anchor-type="char" svg:width="17cm" svg:height="3.187cm" draw:z-index="9"><draw:image xlink:href="Pictures/1000000100000376000000418FF2D250E0FA45AD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3:25:55.360221929</meta:creation-date>
    <dc:date>2023-12-10T00:02:41.399887466</dc:date>
    <meta:editing-duration>PT6M5S</meta:editing-duration>
    <meta:editing-cycles>1</meta:editing-cycles>
    <meta:document-statistic meta:table-count="0" meta:image-count="10" meta:object-count="0" meta:page-count="3" meta:paragraph-count="12" meta:word-count="14" meta:character-count="38" meta:non-whitespace-character-count="36"/>
    <meta:generator>LibreOffice/7.3.7.2$Linux_X86_64 LibreOffice_project/30$Build-2</meta:generator>
  </office:meta>
</office:document-meta>
</file>